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 Sans" svg:font-family="'Open Sans', Arial, sans-serif"/>
    <style:font-face style:name="sans-serif" svg:font-family="sans-serif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1457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6b2a" style:font-style-asian="italic" style:font-style-complex="italic"/>
    </style:style>
    <style:style style:name="T3" style:family="text">
      <style:text-properties fo:font-variant="normal" fo:text-transform="none" fo:color="#000000" loext:opacity="100%" style:font-name="Open Sans" fo:font-size="12pt" fo:letter-spacing="normal" fo:font-style="italic" fo:font-weight="normal" officeooo:rsid="00121eba" style:font-style-asian="italic" style:font-style-complex="italic" loext:padding-left="0.423cm" loext:padding-right="0.423cm" loext:padding-top="0.212cm" loext:padding-bottom="0.212cm" loext:border="0.06pt solid #cccccc"/>
    </style:style>
    <style:style style:name="T4" style:family="text">
      <style:text-properties fo:font-variant="normal" fo:text-transform="none" fo:color="#000000" loext:opacity="100%" style:font-name="Open Sans" fo:font-size="12pt" fo:letter-spacing="normal" fo:font-style="normal" fo:font-weight="normal" officeooo:rsid="00121eba" style:font-style-asian="normal" style:font-style-complex="normal" loext:padding-left="0.423cm" loext:padding-right="0.423cm" loext:padding-top="0.212cm" loext:padding-bottom="0.212cm" loext:border="0.06pt solid #cccccc"/>
    </style:style>
    <style:style style:name="T5" style:family="text">
      <style:text-properties fo:font-variant="normal" fo:text-transform="none" fo:color="#000000" loext:opacity="100%" style:font-name="Open Sans" fo:font-size="12pt" fo:letter-spacing="normal" fo:font-style="normal" fo:font-weight="normal" style:font-style-asian="normal" style:font-style-complex="normal" loext:padding-left="0.423cm" loext:padding-right="0.423cm" loext:padding-top="0.212cm" loext:padding-bottom="0.212cm" loext:border="0.06pt solid #cccccc"/>
    </style:style>
    <style:style style:name="T6" style:family="text">
      <style:text-properties fo:font-variant="normal" fo:text-transform="none" fo:color="#008000" loext:opacity="100%" style:font-name="sans-serif" fo:font-size="9.75pt" fo:letter-spacing="normal" fo:font-style="normal" fo:font-weight="normal"/>
    </style:style>
    <style:style style:name="T7" style:family="text">
      <style:text-properties fo:font-variant="normal" fo:text-transform="none" fo:color="#008000" loext:opacity="100%" fo:letter-spacing="normal"/>
    </style:style>
    <style:style style:name="T8" style:family="text">
      <style:text-properties fo:font-style="normal" officeooo:rsid="00136b2a" style:font-style-asian="normal" style:font-style-complex="normal"/>
    </style:style>
    <style:style style:name="T9" style:family="text">
      <style:text-properties fo:color="#008000" loext:opacity="100%" style:font-name="sans-serif" fo:font-size="9.75pt" fo:letter-spacing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lt;&lt;INTRO&gt;&gt;</text:p>
      <text:p text:style-name="Preformatted_20_Text">1</text:p>
      <text:p text:style-name="Preformatted_20_Text">Kayode, A., Amina, S. and Akram, M. (2020) Brain Tumor - an Overview of the Clinical Manifestations and Treatment. Global Journal of Cancer Therapy [online]. [Accessed 25 September 2021].</text:p>
      <text:p text:style-name="Preformatted_20_Text"/>
      <text:p text:style-name="Preformatted_20_Text">12</text:p>
      <text:p text:style-name="Preformatted_20_Text">Fayed, L. (2022) Neoplasm Types and Factors That Cause Them. Very Well Health [online]. [Accessed 28 September 2021].</text:p>
      <text:p text:style-name="Preformatted_20_Text"/>
      <text:p text:style-name="Preformatted_20_Text">2</text:p>
      <text:p text:style-name="Preformatted_20_Text">Anon, (2022) Brain Tumor: Statistics. Asco [online] </text:p>
      <text:p text:style-name="Preformatted_20_Text">[Accessed 28 September 2021].</text:p>
      <text:p text:style-name="Preformatted_20_Text"/>
      <text:p text:style-name="Preformatted_20_Text">13</text:p>
      <text:p text:style-name="Preformatted_20_Text">Lapointe, S., Perry, A. and Butowski, N.A. (2018) Primary Brain Tumours in Adults. Lancet [online]. [Accessed 02 October 2021].</text:p>
      <text:p text:style-name="Preformatted_20_Text"/>
      <text:p text:style-name="Preformatted_20_Text">14</text:p>
      <text:p text:style-name="Preformatted_20_Text">Kumar, V. (2017) Robbins Basic Pathology. 10th ed. : Elsevier.</text:p>
      <text:p text:style-name="Preformatted_20_Text"/>
      <text:p text:style-name="Preformatted_20_Text">15</text:p>
      <text:p text:style-name="Preformatted_20_Text">Alteri, R. and Kalidas, M. (2010) Advanced and Metastatic Cancer. American Cancer Society [online]. [Accessed 05 October 2021].</text:p>
      <text:p text:style-name="Preformatted_20_Text"/>
      <text:p text:style-name="Preformatted_20_Text">16</text:p>
      <text:p text:style-name="Preformatted_20_Text">Anon, (2020) Metastatic Cancer: When Cancer Spreads. National Cancer Institute [online]. [Accessed 05 October 2021].</text:p>
      <text:p text:style-name="Preformatted_20_Text"/>
      <text:p text:style-name="Preformatted_20_Text">17</text:p>
      <text:p text:style-name="Preformatted_20_Text">Wang, R., Zhu, Y., Liu, X., Liao, X., He, J. and Niu, L. (2019) The Clinicopathological Features and Survival Outcomes of Patients with Different Metastatic Sites in Stage Iv Breast Cancer. Bmc [online]. [Accessed 05 October 2021].</text:p>
      <text:p text:style-name="Preformatted_20_Text"/>
      <text:p text:style-name="Preformatted_20_Text">18</text:p>
      <text:p text:style-name="Preformatted_20_Text">Müller, S., Köhler, F., Hendricks, A., Kastner, C., Börner, K., Diers, J., Lock, J.F., Petritsch, B., Germer, C.T. and Wiegering, A. (2021) Brain Metastases From Colorectal Cancer: A Systematic Review of the Literature and Meta-analysis to Establish a Guideline For Daily Treatment. Mdpi [online]. [Accessed 05 October 2021].</text:p>
      <text:p text:style-name="Preformatted_20_Text"/>
      <text:p text:style-name="Preformatted_20_Text">20</text:p>
      <text:p text:style-name="Preformatted_20_Text">Llaguno, S.R.A. and Parada, L.F. (2016) Cell of Origin of Glioma: Biological and Clinical Implications. British Journal of Cancer [online]. 155, pp. 1445-1450. [Accessed 06 October 2021].</text:p>
      <text:p text:style-name="Preformatted_20_Text"/>
      <text:p text:style-name="Preformatted_20_Text">3</text:p>
      <text:p text:style-name="Preformatted_20_Text">Rasmussen, B.K., Hansen, S., Laursen, R.J., Kosteljanetz, M., Schultz, H., Nørgård, B.M., Guldberg, R. and Gradel, K.O. (2017) Epidemiology of Glioma: Clinical Characteristics, Symptoms, and Predictors of Glioma Patients Grade I–iv in the the Danish Neuro-oncology Registry. J Neurooncol [online]. 135, pp. 571-579. [Accessed 05 October 2021].</text:p>
      <text:p text:style-name="Preformatted_20_Text"/>
      <text:p text:style-name="Preformatted_20_Text">4</text:p>
      <text:p text:style-name="Preformatted_20_Text">Menze, B., Jakab, A., Bauer, S., Kalpathy-cramer, J., Farahani, K., Kirby, J., Burren, Y., Porz, N., Slotboom, J., Wiest, R., Lanczi, L., Gerstner, E., Weber, M.A., Arbel, T., Avants, B.B., Ayache, N., Buendia, P., Collins, D.L., Cordier, N., Corso, J.J., Criminisi, A., Das, T., Delingette, H., Demiralp, C., Durst, C.R., Dojat, M., Doyle, S., Festa, J., Forbes, F., Geremia, E., Glocker, B., Golland, P., Guo, X., Hamamci, A., Iftekharuddin, K., Jena, R., John, N.M., Konukoglu, E., Lashkari, D., Mariz, J.A., Meier, R., Pereira, S., Precup, D., Price, S.J., Raviv, T.R., Reza, S.M.S., Ryan, M., Sarikaya, D., Schwartz, L., Shim, H.C., Shotton, J., Silva, C.A., Sousa, N., Subbanna, N.K., Szekely, G., <text:soft-page-break/>Taylor, T.J., Thomas, O., Tustison, N.J., Unal, G., Vasseur, F., Wintermark, M., Ye, D.H., Zhao, L., Zhao, B., Zikic, D., Prastawa, M., Reyes, M. and Leemput, K.V. (2015) The Multimodal Brain Tumor Image Segmentation Benchmark (Brats). Ieee Transactions on Medical Imaging [online]. 34 (10) [Accessed 10 October 2021].</text:p>
      <text:p text:style-name="Preformatted_20_Text"/>
      <text:p text:style-name="Preformatted_20_Text">5</text:p>
      <text:p text:style-name="Preformatted_20_Text">Bauer, S., Wiest, R., Nolte, L.P. and Reyes, M. (2013) A Survey of Mri-based Medical Image Analysis For Brain Tumor Studies. Physics in Medicine and Biology [online]. 25, pp. 97-129. [Accessed 16 October 2021].</text:p>
      <text:p text:style-name="Preformatted_20_Text"/>
      <text:p text:style-name="Preformatted_20_Text">6</text:p>
      <text:p text:style-name="Preformatted_20_Text">Bousselham A., Bouattane, O., Youssfi, M., Raihani1, A (2019) Towards Reinforced Brain Tumor Segmentation on Mri Images Based on Temperature Changes on Pathologic Area. International Journal of Biomedical Imaging [online]. 10 [Accessed 16 October 2021].</text:p>
      <text:p text:style-name="Preformatted_20_Text"/>
      <text:p text:style-name="Preformatted_20_Text">21</text:p>
      <text:p text:style-name="Preformatted_20_Text">Preston, D.C. (2016) Magnetic Resonance Imaging (Mri) of the Brain and Spine: Basics. Case Western Reserve [online]. [Accessed 21 October 2021].</text:p>
      <text:p text:style-name="Preformatted_20_Text"/>
      <text:p text:style-name="Preformatted_20_Text">&lt;&lt;LIT REVIEW&gt;&gt;</text:p>
      <text:p text:style-name="Preformatted_20_Text">6</text:p>
      <text:p text:style-name="Preformatted_20_Text">Bousselham A., Bouattane, O., Youssfi, M., Raihani1, A (2019) Towards Reinforced Brain Tumor Segmentation on Mri Images Based on Temperature Changes on Pathologic Area. International Journal of Biomedical Imaging [online]. 10 [Accessed 16 October 2021].</text:p>
      <text:p text:style-name="Preformatted_20_Text"/>
      <text:p text:style-name="Preformatted_20_Text">5</text:p>
      <text:p text:style-name="Preformatted_20_Text">Bauer, S., Wiest, R., Nolte, L.P. and Reyes, M. (2013) A Survey of Mri-based Medical Image Analysis For Brain Tumor Studies. Physics in Medicine and Biology [online]. 25, pp. 97-129. [Accessed 16 October 2021].</text:p>
      <text:p text:style-name="Preformatted_20_Text"/>
      <text:p text:style-name="Preformatted_20_Text">24</text:p>
      <text:p text:style-name="Preformatted_20_Text">Gordillo, N., Montseny, E. and Sobrevilla, P. (2013) State of the Art Survey on Mri Brain Tumor Segmentation. Magnetic Resonance Imaging [online]. 31 (8), pp. 1426-1438. [Accessed 28 October 2021].</text:p>
      <text:p text:style-name="Preformatted_20_Text"/>
      <text:p text:style-name="Preformatted_20_Text">23</text:p>
      <text:p text:style-name="Preformatted_20_Text">Mukesh, M., Benson, R., Jena, R., Hoole, A., Roques, T., Whitfield, G.A., Gemmill, J. and Jefferies, S. () Interobserver Variation in Clinical Target Volume and Organs at Risk Segmentation in Post-parotidectomy Radiotherapy: Can Segmentation Protocols Help?. The British Journal of Radiology [online]. 85 [Accessed 24 November 2021].</text:p>
      <text:p text:style-name="Preformatted_20_Text"/>
      <text:p text:style-name="Preformatted_20_Text">27</text:p>
      <text:p text:style-name="Preformatted_20_Text">Prastawa, M., Bullitt, E., Moon, N., Leemput, K.V. and Gerig, G. (2003) Automatic Brain Tumor Segmentation by Subject Specific Modification of Atlas Priors. Academic Radiology` [online]. 10 (12), pp. 1341-1348. [Accessed 30 October 2021].</text:p>
      <text:p text:style-name="Preformatted_20_Text"/>
      <text:p text:style-name="Preformatted_20_Text">25</text:p>
      <text:p text:style-name="Preformatted_20_Text">Gordillo, N., Montseny, E. and Sobrevilla, P. (2013) State of the Art Survey on Mri Brain Tumor Segmentation. Magnetic Resonance Imaging [online]. 31 (8), p. 14261438. [Accessed 05 November 2021].</text:p>
      <text:p text:style-name="Preformatted_20_Text"/>
      <text:p text:style-name="Preformatted_20_Text">28</text:p>
      <text:p text:style-name="Preformatted_20_Text">Kaus, M.R., Warfield, S.K., Nabavi, S., Black, P.M., Jolesz Fa, and Kikinis, R. (2001) Automated Segmentation of Mr Images of Brain Tumors. Radiology [online]. 218 (2) [Accessed 12 November 2021].</text:p>
      <text:p text:style-name="Preformatted_20_Text"/>
      <text:p text:style-name="Preformatted_20_Text">29</text:p>
      <text:p text:style-name="Preformatted_20_Text">Hsu, J. (2016) Google Engineers Balanced Speed and Accuracy to Deploy Deep Learning in Chinese-to-english Translations. Ieee Spectrum [online]. [Accessed <text:soft-page-break/>12 November 2021].</text:p>
      <text:p text:style-name="Preformatted_20_Text"/>
      <text:p text:style-name="Preformatted_20_Text">30</text:p>
      <text:p text:style-name="Preformatted_20_Text">Shankar, V., Roelofs, R., Mania, H., Fang, A., Recht, B. and Schmidt, L. (2020) Evaluating Machine Accuracy on Imagenet. Icml'20: Proceedings of the 37th International Conference on Machine Learning [online]. 801, pp. 8634-8644. [Accessed 15 November 2021].</text:p>
      <text:p text:style-name="Preformatted_20_Text"/>
      <text:p text:style-name="Preformatted_20_Text">31</text:p>
      <text:p text:style-name="Preformatted_20_Text">Anon. (2021) History Of Data Science. ImageNet: A Pioneering Vision for Computers. Available from <text:a xlink:type="simple" xlink:href="https://www.historyofdatascience.com/imagenet-a-pioneering-vision-for-computers/#:~:text=Since%20being%20launched%2C%20ImageNet%20has,tasks%20associated%20with%20computer%20vision" text:style-name="Internet_20_link" text:visited-style-name="Visited_20_Internet_20_Link"><text:span text:style-name="T1">https://www.historyofdatascience.com/imagenet-a-pioneering-vision-for-computers/#:~:text=Since%20being%20launched%2C%20ImageNet%20has,tasks%20associated%20with%20computer%20vision</text:span></text:a><text:span text:style-name="T1"> </text:span><text:span text:style-name="T8">[Accessed 15 November 2021]</text:span></text:p>
      <text:p text:style-name="Preformatted_20_Text"/>
      <text:p text:style-name="Preformatted_20_Text">32</text:p>
      <text:p text:style-name="Preformatted_20_Text"/>
      <text:p text:style-name="Preformatted_20_Text">33</text:p>
      <text:p text:style-name="Preformatted_20_Text">35</text:p>
      <text:p text:style-name="Preformatted_20_Text">36</text:p>
      <text:p text:style-name="Preformatted_20_Text">37</text:p>
      <text:p text:style-name="Preformatted_20_Text">38</text:p>
      <text:p text:style-name="Preformatted_20_Text">4</text:p>
      <text:p text:style-name="Preformatted_20_Text">51</text:p>
      <text:p text:style-name="Preformatted_20_Text">52</text:p>
      <text:p text:style-name="Preformatted_20_Text">53</text:p>
      <text:p text:style-name="Preformatted_20_Text">54</text:p>
      <text:p text:style-name="Preformatted_20_Text">40</text:p>
      <text:p text:style-name="Preformatted_20_Text">41</text:p>
      <text:p text:style-name="Preformatted_20_Text">42</text:p>
      <text:p text:style-name="Preformatted_20_Text">47</text:p>
      <text:p text:style-name="Preformatted_20_Text">43</text:p>
      <text:p text:style-name="Preformatted_20_Text">44</text:p>
      <text:p text:style-name="Preformatted_20_Text">45</text:p>
      <text:p text:style-name="Preformatted_20_Text">46</text:p>
      <text:p text:style-name="Preformatted_20_Text">49</text:p>
      <text:p text:style-name="Preformatted_20_Text">48</text:p>
      <text:p text:style-name="Preformatted_20_Text">56</text:p>
      <text:p text:style-name="Preformatted_20_Text">57</text:p>
      <text:p text:style-name="Preformatted_20_Text">58</text:p>
      <text:p text:style-name="Preformatted_20_Text">59</text:p>
      <text:p text:style-name="Preformatted_20_Text">61</text:p>
      <text:p text:style-name="Preformatted_20_Text"/>
      <text:p text:style-name="Preformatted_20_Text">&lt;&lt;PROJECT SCOPE AND AIMS&gt;&gt;</text:p>
      <text:p text:style-name="Preformatted_20_Text">60</text:p>
      <text:p text:style-name="Preformatted_20_Text">64</text:p>
      <text:p text:style-name="Preformatted_20_Text"/>
      <text:p text:style-name="Preformatted_20_Text">&lt;&lt;REQUIREMENTS&gt;&gt;</text:p>
      <text:p text:style-name="Preformatted_20_Text">65</text:p>
      <text:p text:style-name="Preformatted_20_Text"/>
      <text:p text:style-name="Preformatted_20_Text">&lt;&lt;DESIN&gt;&gt;</text:p>
      <text:p text:style-name="Preformatted_20_Text">67</text:p>
      <text:p text:style-name="Preformatted_20_Text">69</text:p>
      <text:p text:style-name="Preformatted_20_Text">70</text:p>
      <text:p text:style-name="Preformatted_20_Text"/>
      <text:p text:style-name="Preformatted_20_Text"/>
      <text:p text:style-name="Preformatted_20_Text">&lt;&lt;IMPLEMENTATION&gt;&gt;</text:p>
      <text:p text:style-name="Preformatted_20_Text">74</text:p>
      <text:p text:style-name="Preformatted_20_Text">75</text:p>
      <text:p text:style-name="Preformatted_20_Text">36</text:p>
      <text:p text:style-name="Preformatted_20_Text">64</text:p>
      <text:p text:style-name="Preformatted_20_Text">76</text:p>
      <text:p text:style-name="Preformatted_20_Text">77</text:p>
      <text:p text:style-name="Preformatted_20_Text">65</text:p>
      <text:p text:style-name="Preformatted_20_Text">78</text:p>
      <text:p text:style-name="Preformatted_20_Text"><text:soft-page-break/>80</text:p>
      <text:p text:style-name="Preformatted_20_Text">81</text:p>
      <text:p text:style-name="Preformatted_20_Text">71</text:p>
      <text:p text:style-name="Preformatted_20_Text">83</text:p>
      <text:p text:style-name="Preformatted_20_Text">84</text:p>
      <text:p text:style-name="Preformatted_20_Text">85</text:p>
      <text:p text:style-name="Preformatted_20_Text">86</text:p>
      <text:p text:style-name="Preformatted_20_Text">87</text:p>
      <text:p text:style-name="Preformatted_20_Text">88</text:p>
      <text:p text:style-name="Preformatted_20_Text">90</text:p>
      <text:p text:style-name="Preformatted_20_Text">91</text:p>
      <text:p text:style-name="Preformatted_20_Text">92</text:p>
      <text:p text:style-name="Preformatted_20_Text">93</text:p>
      <text:p text:style-name="Preformatted_20_Text">93</text:p>
      <text:p text:style-name="Preformatted_20_Text">95</text:p>
      <text:p text:style-name="Preformatted_20_Text">97</text:p>
      <text:p text:style-name="Preformatted_20_Text">98</text:p>
      <text:p text:style-name="Preformatted_20_Text">100</text:p>
      <text:p text:style-name="Preformatted_20_Text">101</text:p>
      <text:p text:style-name="Preformatted_20_Text">102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 Sans" svg:font-family="'Open Sans', 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49f2b1bff42cfccbd8f788c8dc32c1c309559be0</meta:generator>
    <dc:date>2022-06-30T11:09:29.838108298</dc:date>
    <meta:editing-duration>PT3M22S</meta:editing-duration>
    <meta:editing-cycles>4</meta:editing-cycles>
    <meta:document-statistic meta:table-count="0" meta:image-count="0" meta:object-count="0" meta:page-count="4" meta:paragraph-count="117" meta:word-count="942" meta:character-count="6145" meta:non-whitespace-character-count="5320"/>
  </office:meta>
</office:document-meta>
</file>